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ff37"/>
    </style:style>
    <style:style style:name="P2" style:family="paragraph" style:parent-style-name="Text_20_body">
      <style:text-properties officeooo:paragraph-rsid="0018ecae"/>
    </style:style>
    <style:style style:name="P3" style:family="paragraph" style:parent-style-name="Text_20_body">
      <style:text-properties officeooo:paragraph-rsid="001b4fda"/>
    </style:style>
    <style:style style:name="P4" style:family="paragraph" style:parent-style-name="Text_20_body">
      <style:text-properties officeooo:rsid="001b973b" officeooo:paragraph-rsid="001b973b"/>
    </style:style>
    <style:style style:name="P5" style:family="paragraph" style:parent-style-name="Text_20_body">
      <style:text-properties officeooo:paragraph-rsid="001b973b"/>
    </style:style>
    <style:style style:name="P6" style:family="paragraph" style:parent-style-name="Text_20_body">
      <style:text-properties officeooo:rsid="001d21ab" officeooo:paragraph-rsid="001d21ab"/>
    </style:style>
    <style:style style:name="P7" style:family="paragraph" style:parent-style-name="Text_20_body">
      <style:text-properties officeooo:paragraph-rsid="001f20e0"/>
    </style:style>
    <style:style style:name="P8" style:family="paragraph" style:parent-style-name="Heading_20_1">
      <style:text-properties officeooo:paragraph-rsid="001b973b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6ff37"/>
    </style:style>
    <style:style style:name="T2" style:family="text">
      <style:text-properties officeooo:rsid="0018ecae"/>
    </style:style>
    <style:style style:name="T3" style:family="text">
      <style:text-properties fo:font-size="15pt" officeooo:rsid="0018ecae" style:font-size-asian="15pt" style:font-size-complex="15pt"/>
    </style:style>
    <style:style style:name="T4" style:family="text">
      <style:text-properties officeooo:rsid="001b973b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1b973b" fo:background-color="#fff200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style:font-name="Liberation Serif" officeooo:rsid="001b973b"/>
    </style:style>
    <style:style style:name="T9" style:family="text">
      <style:text-properties officeooo:rsid="001f2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Elizabeth Reed</text:span></text:h>
      <text:h text:style-name="P8" text:outline-level="1">How-to <text:span text:style-name="T2">guide for “</text:span><text:span text:style-name="Strong_20_Emphasis">evaluation_4”</text:span></text:h>
      <text:p text:style-name="Text_20_body"/>
      <text:p text:style-name="P4">This is a sample hotel administration website which uses a database. </text:p>
      <text:h text:style-name="Heading_20_2" text:outline-level="2"><text:bookmark text:name="user-content-to-clone-this-repository"/>To clone this repository</text:h>
      <text:p text:style-name="P2">To begin, clone the <text:span text:style-name="Strong_20_Emphasis">evaluation_4</text:span> repository with Git* on your computer as follows:</text:p>
      <text:p text:style-name="P9"><text:span text:style-name="Source_20_Text">$ git clone git@github.com:ElizRe/evaluation_4.git</text:span></text:p>
      <text:p text:style-name="P9"><text:span text:style-name="Source_20_Text"/></text:p>
      <text:p text:style-name="P3">To download a .zip file, in your web browser go to <text:a xlink:type="simple" xlink:href="https://github.com/ElizRe/evaluation_4" text:style-name="Internet_20_link" text:visited-style-name="Visited_20_Internet_20_Link">https://github.com/ElizRe/evaluation_4</text:a> <text:s/>and click the <text:span text:style-name="Strong_20_Emphasis">Download ZIP</text:span> button at the lower right. Once the .zip file is downloaded, uncompress it, and then use the files in the directory for this example.</text:p>
      <text:h text:style-name="Heading_20_1" text:outline-level="1"><text:bookmark text:name="user-content-setup"/>Setup</text:h>
      <text:p text:style-name="P7"><text:span text:style-name="Teletype"><text:span text:style-name="T4">1.</text:span></text:span><text:span text:style-name="Teletype"><text:span text:style-name="T8">After copying the repository to a folder on your computer</text:span></text:span><text:span text:style-name="Teletype"><text:span text:style-name="T4">,</text:span></text:span> <text:span text:style-name="T4">navigate to the file named </text:span></text:p>
      <text:p text:style-name="P7"><text:span text:style-name="T4">“</text:span> <text:span text:style-name="T4">database.php” and add the correct information to access your personal database in the following fields:</text:span></text:p>
      <text:p text:style-name="Text_20_body"><text:tab/>private static $dbName = "<text:span text:style-name="T6">enter your information here</text:span>";</text:p>
      <text:p text:style-name="P5"><text:tab/>private static $dbUser = "<text:span text:style-name="T6">enter your information here</text:span>";</text:p>
      <text:p text:style-name="P5"><text:tab/>private static $dbUserPassword = "<text:span text:style-name="T6">enter your information here</text:span>";</text:p>
      <text:p text:style-name="P6">2. Create a new database using PHPMyAdmin. This new database should be named “eval_4”. If you decide to change the database name, you will also need to update this <text:span text:style-name="T9">name</text:span> in the .sql file under the</text:p>
      <text:p text:style-name="P6">line <text:s/>number 20:</text:p>
      <text:p text:style-name="P6">Database: `<text:span text:style-name="T7">eval_4</text:span>`</text:p>
      <text:p text:style-name="P5"><text:span text:style-name="T4">3. Import the file named “</text:span><text:span text:style-name="Strong_20_Emphasis">database_eval4.sql</text:span> <text:span text:style-name="T4">“ into your database</text:span></text:p>
      <text:h text:style-name="Heading_20_2" text:outline-level="2"><text:bookmark text:name="user-content-hardware-compatibility"/>Hardware Compatibility</text:h>
      <text:p text:style-name="P1"><text:a xlink:type="simple" xlink:href="https://software.intel.com/en-us/getting-started-with-intel-iot-gateways-and-iotdk" text:style-name="Internet_20_link" text:visited-style-name="Visited_20_Internet_20_Link"><text:span text:style-name="T1">A</text:span></text:a><text:span text:style-name="T1">ll </text:span></text:p>
      <text:h text:style-name="Heading_20_2" text:outline-level="2"><text:bookmark text:name="user-content-software-requirements"/>Software Requirements</text:h>
      <text:p text:style-name="P2"><text:span text:style-name="T2">A text editor such as Sublime Text, PHP, PHP MYADMIN, MySQ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54:46.551645902</meta:creation-date>
    <dc:date>2018-06-13T15:18:16.898032249</dc:date>
    <meta:editing-duration>PT13M19S</meta:editing-duration>
    <meta:editing-cycles>6</meta:editing-cycles>
    <meta:generator>LibreOffice/6.0.0.3$Linux_X86_64 LibreOffice_project/64a0f66915f38c6217de274f0aa8e15618924765</meta:generator>
    <meta:document-statistic meta:table-count="0" meta:image-count="0" meta:object-count="0" meta:page-count="1" meta:paragraph-count="21" meta:word-count="202" meta:character-count="1295" meta:non-whitespace-character-count="1106"/>
  </office:meta>
</office:document-meta>
</file>